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2.302cm" table:align="left"/>
    </style:style>
    <style:style style:name="Table1.A" style:family="table-column">
      <style:table-column-properties style:column-width="0.609cm"/>
    </style:style>
    <style:style style:name="Table1.B" style:family="table-column">
      <style:table-column-properties style:column-width="0.503cm"/>
    </style:style>
    <style:style style:name="Table1.C" style:family="table-column">
      <style:table-column-properties style:column-width="0.582cm"/>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weight="normal" officeooo:rsid="00004da6" officeooo:paragraph-rsid="00004da6" style:font-weight-asian="normal" style:font-weight-complex="normal"/>
    </style:style>
    <style:style style:name="P2" style:family="paragraph" style:parent-style-name="Standard">
      <style:paragraph-properties fo:text-align="start" style:justify-single-word="false"/>
      <style:text-properties fo:font-weight="normal" officeooo:rsid="0001ce14" officeooo:paragraph-rsid="0001ce14" style:font-weight-asian="normal" style:font-weight-complex="normal"/>
    </style:style>
    <style:style style:name="P3" style:family="paragraph" style:parent-style-name="Standard">
      <style:paragraph-properties fo:text-align="start" style:justify-single-word="false"/>
      <style:text-properties fo:font-weight="normal" officeooo:rsid="00024f39" officeooo:paragraph-rsid="00024f39" style:font-weight-asian="normal" style:font-weight-complex="normal"/>
    </style:style>
    <style:style style:name="P4" style:family="paragraph" style:parent-style-name="Standard">
      <style:paragraph-properties fo:text-align="start" style:justify-single-word="false"/>
      <style:text-properties fo:font-weight="normal" officeooo:rsid="00028252" officeooo:paragraph-rsid="00028252" style:font-weight-asian="normal" style:font-weight-complex="normal"/>
    </style:style>
    <style:style style:name="P5" style:family="paragraph" style:parent-style-name="Standard">
      <style:paragraph-properties fo:text-align="start" style:justify-single-word="false"/>
      <style:text-properties fo:font-weight="normal" officeooo:rsid="0003afa1" officeooo:paragraph-rsid="0003afa1" style:font-weight-asian="normal" style:font-weight-complex="normal"/>
    </style:style>
    <style:style style:name="P6" style:family="paragraph" style:parent-style-name="Standard">
      <style:paragraph-properties fo:text-align="start" style:justify-single-word="false"/>
      <style:text-properties fo:font-weight="normal" officeooo:rsid="0004b82d" officeooo:paragraph-rsid="0004b82d" style:font-weight-asian="normal" style:font-weight-complex="normal"/>
    </style:style>
    <style:style style:name="P7" style:family="paragraph" style:parent-style-name="Standard">
      <style:paragraph-properties fo:text-align="start" style:justify-single-word="false"/>
      <style:text-properties fo:font-weight="normal" officeooo:rsid="0004b82d" officeooo:paragraph-rsid="0006ba78" style:font-weight-asian="normal" style:font-weight-complex="normal"/>
    </style:style>
    <style:style style:name="P8" style:family="paragraph" style:parent-style-name="Standard">
      <style:paragraph-properties fo:text-align="start" style:justify-single-word="false"/>
      <style:text-properties fo:font-weight="normal" officeooo:rsid="0006886b" officeooo:paragraph-rsid="0006886b" style:font-weight-asian="normal" style:font-weight-complex="normal"/>
    </style:style>
    <style:style style:name="P9" style:family="paragraph" style:parent-style-name="Standard">
      <style:paragraph-properties fo:text-align="start" style:justify-single-word="false"/>
      <style:text-properties fo:font-weight="normal" officeooo:rsid="0006ba78" officeooo:paragraph-rsid="0006ba78" style:font-weight-asian="normal" style:font-weight-complex="normal"/>
    </style:style>
    <style:style style:name="P10" style:family="paragraph" style:parent-style-name="Standard">
      <style:paragraph-properties fo:text-align="start" style:justify-single-word="false"/>
      <style:text-properties fo:font-weight="normal" officeooo:rsid="0006ff81" officeooo:paragraph-rsid="0006ff81" style:font-weight-asian="normal" style:font-weight-complex="normal"/>
    </style:style>
    <style:style style:name="P11" style:family="paragraph" style:parent-style-name="Standard">
      <style:paragraph-properties fo:text-align="start" style:justify-single-word="false"/>
      <style:text-properties fo:font-weight="normal" officeooo:rsid="0008aae8" officeooo:paragraph-rsid="0008aae8" style:font-weight-asian="normal" style:font-weight-complex="normal"/>
    </style:style>
    <style:style style:name="P12" style:family="paragraph" style:parent-style-name="Standard">
      <style:paragraph-properties fo:text-align="start" style:justify-single-word="false"/>
      <style:text-properties fo:font-weight="normal" officeooo:rsid="0009fd85" officeooo:paragraph-rsid="0009fd85" style:font-weight-asian="normal" style:font-weight-complex="normal"/>
    </style:style>
    <style:style style:name="P13" style:family="paragraph" style:parent-style-name="Standard">
      <style:paragraph-properties fo:text-align="start" style:justify-single-word="false"/>
      <style:text-properties fo:font-weight="normal" officeooo:rsid="000b1f3f" officeooo:paragraph-rsid="000b1f3f" style:font-weight-asian="normal" style:font-weight-complex="normal"/>
    </style:style>
    <style:style style:name="P14" style:family="paragraph" style:parent-style-name="Standard">
      <style:paragraph-properties fo:text-align="start" style:justify-single-word="false"/>
      <style:text-properties fo:font-weight="normal" officeooo:rsid="000bb20e" officeooo:paragraph-rsid="000bb20e" style:font-weight-asian="normal" style:font-weight-complex="normal"/>
    </style:style>
    <style:style style:name="P15" style:family="paragraph" style:parent-style-name="Standard">
      <style:paragraph-properties fo:text-align="start" style:justify-single-word="false"/>
      <style:text-properties fo:font-weight="normal" officeooo:rsid="000cff81" officeooo:paragraph-rsid="000cff81" style:font-weight-asian="normal" style:font-weight-complex="normal"/>
    </style:style>
    <style:style style:name="P16" style:family="paragraph" style:parent-style-name="Standard">
      <style:paragraph-properties fo:text-align="center" style:justify-single-word="false"/>
      <style:text-properties fo:font-weight="normal" officeooo:rsid="000cff81" officeooo:paragraph-rsid="000cff81" style:font-weight-asian="normal" style:font-weight-complex="normal"/>
    </style:style>
    <style:style style:name="P17" style:family="paragraph" style:parent-style-name="Standard">
      <style:paragraph-properties fo:text-align="start" style:justify-single-word="false"/>
      <style:text-properties fo:font-weight="normal" officeooo:rsid="000ed145" officeooo:paragraph-rsid="000ed145" style:font-weight-asian="normal" style:font-weight-complex="normal"/>
    </style:style>
    <style:style style:name="P18" style:family="paragraph" style:parent-style-name="Standard">
      <style:paragraph-properties fo:text-align="start" style:justify-single-word="false"/>
      <style:text-properties fo:font-weight="normal" officeooo:rsid="0010e331" officeooo:paragraph-rsid="0010e331" style:font-weight-asian="normal" style:font-weight-complex="normal"/>
    </style:style>
    <style:style style:name="P19" style:family="paragraph" style:parent-style-name="Standard">
      <style:paragraph-properties fo:text-align="center" style:justify-single-word="false"/>
      <style:text-properties fo:font-size="16pt" fo:font-weight="bold" officeooo:rsid="00004da6" officeooo:paragraph-rsid="00004da6" style:font-size-asian="16pt" style:font-weight-asian="bold" style:font-size-complex="16pt" style:font-weight-complex="bold"/>
    </style:style>
    <style:style style:name="P20" style:family="paragraph" style:parent-style-name="Standard">
      <style:paragraph-properties fo:text-align="center" style:justify-single-word="false"/>
      <style:text-properties fo:font-size="14pt" fo:font-weight="normal" officeooo:rsid="00004da6" officeooo:paragraph-rsid="00004da6" style:font-size-asian="14pt" style:font-weight-asian="normal" style:font-size-complex="14pt" style:font-weight-complex="normal"/>
    </style:style>
    <style:style style:name="P21" style:family="paragraph" style:parent-style-name="Table_20_Contents">
      <style:paragraph-properties fo:text-align="start" style:justify-single-word="false"/>
    </style:style>
    <style:style style:name="P22" style:family="paragraph" style:parent-style-name="Table_20_Contents">
      <style:paragraph-properties fo:text-align="start" style:justify-single-word="false"/>
      <style:text-properties officeooo:rsid="00024f39" officeooo:paragraph-rsid="00024f39"/>
    </style:style>
    <style:style style:name="P23" style:family="paragraph" style:parent-style-name="Table_20_Contents">
      <style:paragraph-properties fo:text-align="start" style:justify-single-word="false"/>
      <style:text-properties officeooo:rsid="000b1f3f" officeooo:paragraph-rsid="000b1f3f"/>
    </style:style>
    <style:style style:name="P24" style:family="paragraph" style:parent-style-name="Standard">
      <style:paragraph-properties fo:text-align="start" style:justify-single-word="false"/>
      <style:text-properties fo:font-weight="bold" officeooo:rsid="00120ce8" officeooo:paragraph-rsid="00120ce8" style:font-weight-asian="bold" style:font-weight-complex="bold"/>
    </style:style>
    <style:style style:name="T1" style:family="text">
      <style:text-properties officeooo:rsid="00024f39"/>
    </style:style>
    <style:style style:name="T2" style:family="text">
      <style:text-properties officeooo:rsid="0006ba78"/>
    </style:style>
    <style:style style:name="T3" style:family="text">
      <style:text-properties officeooo:rsid="000b1f3f"/>
    </style:style>
    <style:style style:name="T4" style:family="text">
      <style:text-properties officeooo:rsid="000cff81"/>
    </style:style>
    <style:style style:name="T5" style:family="text">
      <style:text-properties officeooo:rsid="00100b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erial Robotics Kharagpur</text:p>
      <text:p text:style-name="P20">Parakh Agarwal</text:p>
      <text:p text:style-name="P1"/>
      <text:p text:style-name="P1"/>
      <text:p text:style-name="P2">The task that was given was to find a transformation matrix through which one can convert the point that is seen in the first camera, as if we want to see it in the second camera.The matrix will be having two components i.e. rotation and translation. Thus the final matrix is a 4*4 matrix.</text:p>
      <text:p text:style-name="P2">Thus for that four points are needed that match in both the images and those points were found out by using aruco tags. This matrix can be used to have a wider range of view.</text:p>
      <text:p text:style-name="P2"/>
      <text:p text:style-name="P5">1.INTRODUCTION</text:p>
      <text:p text:style-name="P2">The task was to find a transformation matrix such that if we are having two cameras, we see a certain point in the first camera, then what would be the coordinates of that point according to the second camera. <text:span text:style-name="T1">I tried to use rigid transformation for this sole purpose and thus the martix that I will have to find is a combination of two matrices i.e. rotation matrix and transformation matrix(T).</text:span></text:p>
      <table:table table:name="Table1" table:style-name="Table1">
        <table:table-column table:style-name="Table1.A"/>
        <table:table-column table:style-name="Table1.B"/>
        <table:table-column table:style-name="Table1.C"/>
        <table:table-column table:style-name="Table1.A"/>
        <table:table-row>
          <table:table-cell table:style-name="Table1.A1" office:value-type="string">
            <text:p text:style-name="P22">a</text:p>
          </table:table-cell>
          <table:table-cell table:style-name="Table1.A1" office:value-type="string">
            <text:p text:style-name="P22">b</text:p>
          </table:table-cell>
          <table:table-cell table:style-name="Table1.A1" office:value-type="string">
            <text:p text:style-name="P22">c</text:p>
          </table:table-cell>
          <table:table-cell table:style-name="Table1.D1" office:value-type="string">
            <text:p text:style-name="P22">d</text:p>
          </table:table-cell>
        </table:table-row>
        <table:table-row>
          <table:table-cell table:style-name="Table1.A2" office:value-type="string">
            <text:p text:style-name="P22">e</text:p>
          </table:table-cell>
          <table:table-cell table:style-name="Table1.A2" office:value-type="string">
            <text:p text:style-name="P22">f</text:p>
          </table:table-cell>
          <table:table-cell table:style-name="Table1.A2" office:value-type="string">
            <text:p text:style-name="P22">g</text:p>
          </table:table-cell>
          <table:table-cell table:style-name="Table1.D2" office:value-type="string">
            <text:p text:style-name="P22">h</text:p>
          </table:table-cell>
        </table:table-row>
        <table:table-row>
          <table:table-cell table:style-name="Table1.A2" office:value-type="string">
            <text:p text:style-name="P22">i</text:p>
          </table:table-cell>
          <table:table-cell table:style-name="Table1.A2" office:value-type="string">
            <text:p text:style-name="P22">j</text:p>
          </table:table-cell>
          <table:table-cell table:style-name="Table1.A2" office:value-type="string">
            <text:p text:style-name="P22">k</text:p>
          </table:table-cell>
          <table:table-cell table:style-name="Table1.D2" office:value-type="string">
            <text:p text:style-name="P22">l</text:p>
          </table:table-cell>
        </table:table-row>
        <table:table-row>
          <table:table-cell table:style-name="Table1.A2" office:value-type="string">
            <text:p text:style-name="P22">0</text:p>
          </table:table-cell>
          <table:table-cell table:style-name="Table1.A2" office:value-type="string">
            <text:p text:style-name="P22">0</text:p>
          </table:table-cell>
          <table:table-cell table:style-name="Table1.A2" office:value-type="string">
            <text:p text:style-name="P22">0</text:p>
          </table:table-cell>
          <table:table-cell table:style-name="Table1.D2" office:value-type="string">
            <text:p text:style-name="P22">1</text:p>
          </table:table-cell>
        </table:table-row>
      </table:table>
      <text:p text:style-name="P3">Is the matrix that we want to find. For this purpose, I used aruco tags, but before was trying to use april tags but got to know that there is no library for ros kinetic. Secondly I failed to use armadillo library for matrix solving and rather ended up with using the eigen library.</text:p>
      <text:p text:style-name="P3"/>
      <text:p text:style-name="P4">2.PROBLEM STATEMENT</text:p>
      <text:p text:style-name="P4">All the required information for ps is specified earlier only.</text:p>
      <text:p text:style-name="P4"/>
      <text:p text:style-name="P4">3.RELATED WORK</text:p>
      <text:p text:style-name="P4">I used the predefined codes of the aruco package for reference and to learn about how to use the aruco library. Other that that used the eigen library for 3d vector and matrix implementation.</text:p>
      <text:p text:style-name="P4">Also used the camera calibration for proper better results.</text:p>
      <text:p text:style-name="P4"/>
      <text:p text:style-name="P4">4.INITIAL ATTEMPTS</text:p>
      <text:p text:style-name="P5">The initial attempt was to find only x any y coordinates of a point and thus by using them to hard code and find a matrix but the results that it did give were very wrong so then tried using aruco tags.</text:p>
      <text:p text:style-name="P5"/>
      <text:p text:style-name="P5">5. FINAL APPROACH</text:p>
      <text:p text:style-name="P6">Finally, I am using this algorithm.</text:p>
      <text:p text:style-name="P8">a. Calculate the pose of the aruco markers.</text:p>
      <text:p text:style-name="P8">b. <text:span text:style-name="T2">T*X=X' and thus we need 4 points that match in both the field of view to find out T.</text:span></text:p>
      <text:p text:style-name="P9">c.After getting the pose of the points, they were subtacted by the average of the points.</text:p>
      <text:p text:style-name="P10">d.Then the matrix was found out using the known points and gone through again and again to get a better matrix, i.e. in which errors are reduced.</text:p>
      <text:p text:style-name="P11">e. also the mean is been take all this time so removing the values that are quite contradictory to what we have been getting all this time.</text:p>
      <text:p text:style-name="P24">Repo: <text:a xlink:type="simple" xlink:href="https://github.com/parakh08/Transformation" text:style-name="Internet_20_link" text:visited-style-name="Visited_20_Internet_20_Link">https://github.com/parakh08/Transformation</text:a></text:p>
      <text:p text:style-name="P24">Note: For future if you gonna use rid transform, don’t use this code but rather use <text:a xlink:type="simple" xlink:href="https://github.com/parakh08/Seer/blob/master/src/rigidtransform.cc" text:style-name="Internet_20_link" text:visited-style-name="Visited_20_Internet_20_Link">https://github.com/parakh08/Seer/blob/master/src/rigidtransform.cc</text:a> </text:p>
      <text:p text:style-name="P12">Aryan thouroughly helped me with aruco tags.</text:p>
      <text:p text:style-name="P12"/>
      <text:p text:style-name="P12">6. RESULTS AND OBSERVATION</text:p>
      <text:p text:style-name="P13"><text:soft-page-break/>The transformation matrix that I found using around 2k values is:</text:p>
      <text:p text:style-name="P13"/>
      <text:p text:style-name="P13"/>
      <table:table table:name="Table2" table:style-name="Table2">
        <table:table-column table:style-name="Table2.A" table:number-columns-repeated="3"/>
        <table:table-column table:style-name="Table2.D"/>
        <table:table-row>
          <table:table-cell table:style-name="Table2.A1" office:value-type="string">
            <text:p text:style-name="P23">0.106568</text:p>
          </table:table-cell>
          <table:table-cell table:style-name="Table2.A1" office:value-type="string">
            <text:p text:style-name="P23">1.31571</text:p>
          </table:table-cell>
          <table:table-cell table:style-name="Table2.A1" office:value-type="string">
            <text:p text:style-name="P23">0.0461591</text:p>
          </table:table-cell>
          <table:table-cell table:style-name="Table2.D1" office:value-type="string">
            <text:p text:style-name="P21">-<text:span text:style-name="T3">0.13972</text:span></text:p>
          </table:table-cell>
        </table:table-row>
        <table:table-row>
          <table:table-cell table:style-name="Table2.A2" office:value-type="string">
            <text:p text:style-name="P21">-<text:span text:style-name="T3">0.729387</text:span></text:p>
          </table:table-cell>
          <table:table-cell table:style-name="Table2.A2" office:value-type="string">
            <text:p text:style-name="P23">0.102102</text:p>
          </table:table-cell>
          <table:table-cell table:style-name="Table2.A2" office:value-type="string">
            <text:p text:style-name="P21">-<text:span text:style-name="T3">0.161854</text:span></text:p>
          </table:table-cell>
          <table:table-cell table:style-name="Table2.D2" office:value-type="string">
            <text:p text:style-name="P21">-<text:span text:style-name="T3">0.207751</text:span></text:p>
          </table:table-cell>
        </table:table-row>
        <table:table-row>
          <table:table-cell table:style-name="Table2.A2" office:value-type="string">
            <text:p text:style-name="P21">-<text:span text:style-name="T3">0.0226482</text:span></text:p>
          </table:table-cell>
          <table:table-cell table:style-name="Table2.A2" office:value-type="string">
            <text:p text:style-name="P21">-<text:span text:style-name="T3">0.0609734</text:span></text:p>
          </table:table-cell>
          <table:table-cell table:style-name="Table2.A2" office:value-type="string">
            <text:p text:style-name="P23">0.864646</text:p>
          </table:table-cell>
          <table:table-cell table:style-name="Table2.D2" office:value-type="string">
            <text:p text:style-name="P23">0125992</text:p>
          </table:table-cell>
        </table:table-row>
        <table:table-row>
          <table:table-cell table:style-name="Table2.A2" office:value-type="string">
            <text:p text:style-name="P23">0</text:p>
          </table:table-cell>
          <table:table-cell table:style-name="Table2.A2" office:value-type="string">
            <text:p text:style-name="P23">0</text:p>
          </table:table-cell>
          <table:table-cell table:style-name="Table2.A2" office:value-type="string">
            <text:p text:style-name="P23">0</text:p>
          </table:table-cell>
          <table:table-cell table:style-name="Table2.D2" office:value-type="string">
            <text:p text:style-name="P23">1</text:p>
          </table:table-cell>
        </table:table-row>
      </table:table>
      <text:p text:style-name="P13"/>
      <text:p text:style-name="P13">There are some points in the field of view that cause a large error and thus those points are not being taken in account for the calculation of the transformation matrix.</text:p>
      <text:p text:style-name="P14">The min. error that I amk getting is around 0.1 and the max error is 0.5 in x &amp; z direction, and around 1 in y direction, which may be due the more distance of the two cameras in the y direction. <text:s/></text:p>
      <text:p text:style-name="P14">The average error in x and z direction ranges in 0.1 to 0.15, whereas in y direction it is around 0.6.</text:p>
      <text:p text:style-name="P13"/>
      <text:p text:style-name="P13">7. FUTURE WORK</text:p>
      <text:p text:style-name="P14">The <text:span text:style-name="T4">problem</text:span> that I faced was that the two cameras are placed at a far distance in the y direction which is causing more error. </text:p>
      <text:p text:style-name="P15">The problem in my approach was that I was not that very clear with whole of the problem statement and how to implement at first. Sure, if there is more data to add then obviously the matrix would become bettter, also if camera calibration is better the better will be its matrix.</text:p>
      <text:p text:style-name="P15"/>
      <text:p text:style-name="P15"/>
      <text:p text:style-name="P16">CONCLUSION</text:p>
      <text:p text:style-name="P17">The problem in starting was to find a transformation matrix to be used for <text:span text:style-name="T5">converting coordinates with reference to first camera into another. Thus first started with taking only the x and y coordinates and hard coding it to find the required matrix but was of no use. Then I started using aruco tags to find the 3d pose and and taking multiple values to find the required transformation matrix. The usefulness is that, we can see a longer range as if we are seeing it from a downward facing camera.</text:span></text:p>
      <text:p text:style-name="P17"/>
      <text:p text:style-name="P18">REFERENCES;</text:p>
      <text:p text:style-name="P18">1. Basic Aruco Tags Library</text:p>
      <text:p text:style-name="P18">2. Aryan’s Code on Rigid Transformation</text:p>
      <text:p text:style-name="P18">3. Armadillo’s library</text:p>
      <text:p text:style-name="P18">4. Basic April Tags Library</text:p>
      <text:p text:style-name="P18"/>
      <text:p text:style-name="P14"/>
      <text:p text:style-name="P14"/>
      <text:p text:style-name="P14"/>
      <text:p text:style-name="P13"/>
      <text:p text:style-name="P7"/>
      <text:p text:style-name="P4"/>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23:59:25.665071329</meta:creation-date>
    <dc:date>2018-05-26T07:16:00.163991481</dc:date>
    <meta:editing-duration>PT1H36M13S</meta:editing-duration>
    <meta:editing-cycles>3</meta:editing-cycles>
    <meta:generator>LibreOffice/5.1.6.2$Linux_X86_64 LibreOffice_project/10m0$Build-2</meta:generator>
    <meta:document-statistic meta:table-count="2" meta:image-count="0" meta:object-count="0" meta:page-count="2" meta:paragraph-count="71" meta:word-count="787" meta:character-count="4294" meta:non-whitespace-character-count="3574"/>
  </office:meta>
</office:document-meta>
</file>